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f7081" officeooo:paragraph-rsid="001f7081"/>
    </style:style>
    <style:style style:name="P2" style:family="paragraph" style:parent-style-name="Standard">
      <style:text-properties fo:font-size="14pt" fo:font-weight="bold" officeooo:rsid="001f7081" officeooo:paragraph-rsid="001f708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ercise 00:</text:span></text:p>
      <text:p text:style-name="Standard">Implement the following function templates:</text:p>
      <text:p text:style-name="Standard">• swap: Swaps the values of two given arguments. Does not return anything.</text:p>
      <text:p text:style-name="Standard">• min: Compares the two values passed in its arguments and returns the smallest</text:p>
      <text:p text:style-name="Standard">one. If the two of them are equal, then it returns the second one.</text:p>
      <text:p text:style-name="Standard">• max: Compares the two values passed in its arguments and returns the greatest one.</text:p>
      <text:p text:style-name="Standard">If the two of them are equal, then it returns the second one.</text:p>
      <text:p text:style-name="Standard">These functions can be called with any type of argument. The only requirement is</text:p>
      <text:p text:style-name="Standard">that the two arguments must have the same type and must support all the comparison</text:p>
      <text:p text:style-name="Standard">operators.</text:p>
      <text:p text:style-name="Standard"/>
      <text:p text:style-name="P1"><text:span text:style-name="T2">Exercise 01:</text:span></text:p>
      <text:p text:style-name="P1">Implement a function template iter that takes 3 parameters and returns nothing.</text:p>
      <text:p text:style-name="P1">• The first parameter is the address of an array.</text:p>
      <text:p text:style-name="P1">• The second one is the length of the array.</text:p>
      <text:p text:style-name="P1">• The third one is a function that will be call on every element of the array.</text:p>
      <text:p text:style-name="P1">Turn in a main.cpp file that contains your tests. Provide enough code to generate a</text:p>
      <text:p text:style-name="P1">test executable.</text:p>
      <text:p text:style-name="P1">Your iter function template must work with any type of array. The third parameter</text:p>
      <text:p text:style-name="P1">can be an instantiated function template.</text:p>
      <text:p text:style-name="P1"/>
      <text:p text:style-name="P2">Exercise 02:</text:p>
      <text:p text:style-name="P1">Develop a class template Array that contains elements of type T and that implements</text:p>
      <text:p text:style-name="P1">the following behavior and functions:</text:p>
      <text:p text:style-name="P1">• Construction with no parameter: Creates an empty array.</text:p>
      <text:p text:style-name="P1">• Construction with an unsigned int n as a parameter: Creates an array of n elements</text:p>
      <text:p text:style-name="P1">initialized by default.</text:p>
      <text:p text:style-name="P1">Tip: Try to compile int * a = new int(); then display *a.</text:p>
      <text:p text:style-name="P1">• Construction by copy and assignment operator. In both cases, modifying either the</text:p>
      <text:p text:style-name="P1">original array or its copy after copying musn’t affect the other array.</text:p>
      <text:p text:style-name="P1">• You MUST use the operator new[] to allocate memory. Preventive allocation (al-</text:p>
      <text:p text:style-name="P1">locating memory in advance) is forbidden. Your program must never access non-</text:p>
      <text:p text:style-name="P1">allocated memory.</text:p>
      <text:p text:style-name="P1">• Elements can be accessed through the subscript operator: [ ].</text:p>
      <text:p text:style-name="P1">• When accessing an element with the [ ] operator, if its index is out of bounds, an</text:p>
      <text:p text:style-name="P1">std::exception is thrown.</text:p>
      <text:p text:style-name="P1">• A member function size() that returns the number of elements in the array. This</text:p>
      <text:p text:style-name="P1">member function takes no parameter and musn’t modify the current instance.</text:p>
      <text:p text:style-name="P1">As usual, ensure everything works as expected and turn in a main.cpp file that</text:p>
      <text:p text:style-name="P1">contains your test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5:16:38.997121717</meta:creation-date>
    <dc:date>2023-11-09T15:20:55.845772120</dc:date>
    <meta:editing-duration>PT4M17S</meta:editing-duration>
    <meta:editing-cycles>1</meta:editing-cycles>
    <meta:document-statistic meta:table-count="0" meta:image-count="0" meta:object-count="0" meta:page-count="1" meta:paragraph-count="38" meta:word-count="383" meta:character-count="2180" meta:non-whitespace-character-count="1835"/>
    <meta:generator>LibreOffice/7.3.7.2$Linux_X86_64 LibreOffice_project/30$Build-2</meta:generator>
  </office:meta>
</office:document-meta>
</file>